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75cm"/>
    </style:style>
    <style:style style:name="co2" style:family="table-column">
      <style:table-column-properties fo:break-before="auto" style:column-width="14.907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11.552cm"/>
    </style:style>
    <style:style style:name="co5" style:family="table-column">
      <style:table-column-properties fo:break-before="auto" style:column-width="15.753cm"/>
    </style:style>
    <style:style style:name="co6" style:family="table-column">
      <style:table-column-properties fo:break-before="auto" style:column-width="8.01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TAB_5f_Foglio1">
      <style:table-properties table:display="true" style:writing-mode="lr-tb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1" table:print-ranges="Foglio1.A1:Foglio1.D1048450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row table:style-name="ro1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2" table:number-columns-repeated="5"/>
          <table:table-cell table:style-name="ce1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PIERMARCO FRINZI (DIRETT.FILIAL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27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ITO (BAR PELLEGR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3146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4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SIG.RA GLO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UFFICIO SIG.RA GLO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EREGATO PIER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AGO SCAVI SAS – PELLEGRI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AGO SCAVI SAS – PELLEGRI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08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MMARCO (PRIMIZIE DI OR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0945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 – PAO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 DI GUA'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9-85384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VIRGINIA PER PROB.PORT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892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193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2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080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O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O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O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VR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VR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033-490949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490948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609547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3-490949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-490948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OR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ABILITA' NADIA BELLERI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??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CURRO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.MERRCI SIG.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NUOVO PROP.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8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15">
          <table:table-cell table:number-columns-repeated="3"/>
          <table:table-cell table:style-name="ce3"/>
          <table:table-cell table:number-columns-repeated="1018"/>
        </table:table-row>
        <table:table-row table:style-name="ro2" table:number-rows-repeated="302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10166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13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3-08-18T21:35:57.231000000</dc:date>
    <meta:editing-cycles>89</meta:editing-cycles>
    <meta:editing-duration>PT20H28M11S</meta:editing-duration>
    <meta:print-date>2011-04-05T12:02:08.39</meta:print-date>
    <meta:document-statistic meta:table-count="3" meta:cell-count="6107" meta:object-count="0"/>
    <meta:user-defined meta:name="Info 1"/>
    <meta:user-defined meta:name="Info 2"/>
    <meta:user-defined meta:name="Info 3"/>
    <meta:user-defined meta:name="Info 4"/>
  </office:meta>
</office:document-meta>
</file>